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ffff" fo:wrap-option="wrap" fo:border="0.06pt solid #000000" style:vertical-align="middle"/>
    </style:style>
  </office:automatic-styles>
  <office:body>
    <office:spreadsheet>
      <table:table table:name="validação do setup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.141133546829224" calcext:value-type="float">
            <text:p>0,141133546829224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0.127675771713257" calcext:value-type="float">
            <text:p>0,127675771713257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float" office:value="0.130256652832031" calcext:value-type="float">
            <text:p>0,130256652832031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0.12814211845398" calcext:value-type="float">
            <text:p>0,12814211845398</text:p>
          </table:table-cell>
          <table:table-cell/>
          <table:table-cell table:style-name="ce6" office:value-type="string" calcext:value-type="string" table:number-columns-spanned="8" table:number-rows-spanned="6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 </text:p>
          </table:table-cell>
          <table:covered-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.132221937179565" calcext:value-type="float">
            <text:p>0,132221937179565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0.127810955047607" calcext:value-type="float">
            <text:p>0,127810955047607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0.131322622299194" calcext:value-type="float">
            <text:p>0,131322622299194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float" office:value="0.127517223358154" calcext:value-type="float">
            <text:p>0,127517223358154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0.130496740341187" calcext:value-type="float">
            <text:p>0,13049674034118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0.128045082092285" calcext:value-type="float">
            <text:p>0,12804508209228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130046129226685" calcext:value-type="float">
            <text:p>0,130046129226685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float" office:value="0.128509283065796" calcext:value-type="float">
            <text:p>0,128509283065796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0.129717350006104" calcext:value-type="float">
            <text:p>0,129717350006104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0.127482652664185" calcext:value-type="float">
            <text:p>0,127482652664185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0.128377437591553" calcext:value-type="float">
            <text:p>0,128377437591553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float" office:value="0.126852750778198" calcext:value-type="float">
            <text:p>0,126852750778198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0.129467487335205" calcext:value-type="float">
            <text:p>0,12946748733520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128049373626709" calcext:value-type="float">
            <text:p>0,128049373626709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129579544067383" calcext:value-type="float">
            <text:p>0,129579544067383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0.129914522171021" calcext:value-type="float">
            <text:p>0,129914522171021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0.129429578781128" calcext:value-type="float">
            <text:p>0,129429578781128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0.128463268280029" calcext:value-type="float">
            <text:p>0,128463268280029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0.12975811958313" calcext:value-type="float">
            <text:p>0,12975811958313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0.128506183624268" calcext:value-type="float">
            <text:p>0,128506183624268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0.129053592681885" calcext:value-type="float">
            <text:p>0,129053592681885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0.128795385360718" calcext:value-type="float">
            <text:p>0,12879538536071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0.166365385055542" calcext:value-type="float">
            <text:p>0,166365385055542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0.129068613052368" calcext:value-type="float">
            <text:p>0,129068613052368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129109382629395" calcext:value-type="float">
            <text:p>0,12910938262939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0.12896990776062" calcext:value-type="float">
            <text:p>0,12896990776062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133492231369019" calcext:value-type="float">
            <text:p>0,133492231369019</text:p>
          </table:table-cell>
          <table:table-cell table:style-name="ce2" office:value-type="float" office:value="83" calcext:value-type="float">
            <text:p>83</text:p>
          </table:table-cell>
          <table:table-cell table:style-name="ce4" office:value-type="float" office:value="0.129089117050171" calcext:value-type="float">
            <text:p>0,129089117050171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0.129112005233765" calcext:value-type="float">
            <text:p>0,12911200523376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0.188718557357788" calcext:value-type="float">
            <text:p>0,188718557357788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129654169082642" calcext:value-type="float">
            <text:p>0,129654169082642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0.127946138381958" calcext:value-type="float">
            <text:p>0,127946138381958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13445782661438" calcext:value-type="float">
            <text:p>0,13445782661438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12813925743103" calcext:value-type="float">
            <text:p>0,12813925743103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0.129290103912354" calcext:value-type="float">
            <text:p>0,129290103912354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0.127872705459595" calcext:value-type="float">
            <text:p>0,127872705459595</text:p>
          </table:table-cell>
          <table:table-cell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0.130800485610962" calcext:value-type="float">
            <text:p>0,130800485610962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0.127117872238159" calcext:value-type="float">
            <text:p>0,127117872238159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float" office:value="0.129787445068359" calcext:value-type="float">
            <text:p>0,129787445068359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float" office:value="0.128144264221191" calcext:value-type="float">
            <text:p>0,128144264221191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132554054260254" calcext:value-type="float">
            <text:p>0,132554054260254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0.127845764160156" calcext:value-type="float">
            <text:p>0,127845764160156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float" office:value="0.131215572357178" calcext:value-type="float">
            <text:p>0,131215572357178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0.128103256225586" calcext:value-type="float">
            <text:p>0,128103256225586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0.128368854522705" calcext:value-type="float">
            <text:p>0,128368854522705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0.127893686294556" calcext:value-type="float">
            <text:p>0,127893686294556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float" office:value="0.131270170211792" calcext:value-type="float">
            <text:p>0,131270170211792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float" office:value="0.129032135009766" calcext:value-type="float">
            <text:p>0,129032135009766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127878904342651" calcext:value-type="float">
            <text:p>0,127878904342651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0.127532482147217" calcext:value-type="float">
            <text:p>0,127532482147217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0.13039493560791" calcext:value-type="float">
            <text:p>0,13039493560791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128429651260376" calcext:value-type="float">
            <text:p>0,128429651260376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128854990005493" calcext:value-type="float">
            <text:p>0,128854990005493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128243207931519" calcext:value-type="float">
            <text:p>0,128243207931519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float" office:value="0.132494926452637" calcext:value-type="float">
            <text:p>0,132494926452637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0.12796688079834" calcext:value-type="float">
            <text:p>0,12796688079834</text:p>
          </table:table-cell>
          <table:table-cell table:number-columns-repeated="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127607583999634" calcext:value-type="float">
            <text:p>0,127607583999634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128413677215576" calcext:value-type="float">
            <text:p>0,128413677215576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float" office:value="0.129847049713135" calcext:value-type="float">
            <text:p>0,129847049713135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float" office:value="0.129020690917969" calcext:value-type="float">
            <text:p>0,129020690917969</text:p>
          </table:table-cell>
          <table:table-cell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128521680831909" calcext:value-type="float">
            <text:p>0,128521680831909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float" office:value="0.130162715911865" calcext:value-type="float">
            <text:p>0,130162715911865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float" office:value="0.129724264144897" calcext:value-type="float">
            <text:p>0,129724264144897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0.129192590713501" calcext:value-type="float">
            <text:p>0,129192590713501</text:p>
          </table:table-cell>
          <table:table-cell table:number-columns-repeated="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0.128178596496582" calcext:value-type="float">
            <text:p>0,128178596496582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float" office:value="0.129397630691528" calcext:value-type="float">
            <text:p>0,129397630691528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float" office:value="0.129708290100098" calcext:value-type="float">
            <text:p>0,129708290100098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float" office:value="0.130482196807861" calcext:value-type="float">
            <text:p>0,130482196807861</text:p>
          </table:table-cell>
          <table:table-cell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0.127984285354614" calcext:value-type="float">
            <text:p>0,127984285354614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float" office:value="0.128119468688965" calcext:value-type="float">
            <text:p>0,128119468688965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12987232208252" calcext:value-type="float">
            <text:p>0,12987232208252</text:p>
          </table:table-cell>
          <table:table-cell table:style-name="ce2" office:value-type="float" office:value="94" calcext:value-type="float">
            <text:p>94</text:p>
          </table:table-cell>
          <table:table-cell table:style-name="ce4" office:value-type="float" office:value="0.128285646438599" calcext:value-type="float">
            <text:p>0,128285646438599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0.127879858016968" calcext:value-type="float">
            <text:p>0,127879858016968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127925872802734" calcext:value-type="float">
            <text:p>0,127925872802734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0.130897760391235" calcext:value-type="float">
            <text:p>0,130897760391235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0.127902269363403" calcext:value-type="float">
            <text:p>0,127902269363403</text:p>
          </table:table-cell>
          <table:table-cell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0.127592086791992" calcext:value-type="float">
            <text:p>0,127592086791992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float" office:value="0.127571821212769" calcext:value-type="float">
            <text:p>0,127571821212769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0.129530429840088" calcext:value-type="float">
            <text:p>0,129530429840088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0.127849102020264" calcext:value-type="float">
            <text:p>0,127849102020264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0.128555059432983" calcext:value-type="float">
            <text:p>0,128555059432983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float" office:value="0.128727436065674" calcext:value-type="float">
            <text:p>0,128727436065674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float" office:value="0.131957054138184" calcext:value-type="float">
            <text:p>0,131957054138184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float" office:value="0.12714695930481" calcext:value-type="float">
            <text:p>0,12714695930481</text:p>
          </table:table-cell>
          <table:table-cell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0.128724813461304" calcext:value-type="float">
            <text:p>0,128724813461304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0.128202676773071" calcext:value-type="float">
            <text:p>0,128202676773071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float" office:value="0.129708766937256" calcext:value-type="float">
            <text:p>0,129708766937256</text:p>
          </table:table-cell>
          <table:table-cell table:style-name="ce2" office:value-type="float" office:value="98" calcext:value-type="float">
            <text:p>98</text:p>
          </table:table-cell>
          <table:table-cell table:style-name="ce4" office:value-type="float" office:value="0.12779974937439" calcext:value-type="float">
            <text:p>0,12779974937439</text:p>
          </table:table-cell>
          <table:table-cell table:number-columns-repeated="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0.128960371017456" calcext:value-type="float">
            <text:p>0,128960371017456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float" office:value="0.127259492874146" calcext:value-type="float">
            <text:p>0,127259492874146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float" office:value="0.128177404403687" calcext:value-type="float">
            <text:p>0,128177404403687</text:p>
          </table:table-cell>
          <table:table-cell table:style-name="ce2" office:value-type="float" office:value="99" calcext:value-type="float">
            <text:p>99</text:p>
          </table:table-cell>
          <table:table-cell table:style-name="ce4" office:value-type="float" office:value="0.127786636352539" calcext:value-type="float">
            <text:p>0,127786636352539</text:p>
          </table:table-cell>
          <table:table-cell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0.128108739852905" calcext:value-type="float">
            <text:p>0,12810873985290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128142833709717" calcext:value-type="float">
            <text:p>0,128142833709717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0.128852128982544" calcext:value-type="float">
            <text:p>0,128852128982544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.128187656402588" calcext:value-type="float">
            <text:p>0,128187656402588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média</text:p>
          </table:table-cell>
          <table:table-cell table:style-name="ce5" table:formula="of:=AVERAGE([.B2:.B26];[.D2:.D26];[.F2:.F26];[.H2:.H26])" office:value-type="float" office:value="0.130098059177399" calcext:value-type="float">
            <text:p>0,13009805917739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stdev</text:p>
          </table:table-cell>
          <table:table-cell table:style-name="ce5" table:formula="of:=STDEV([.B2:.B26];[.D2:.D26];[.F2:.F26];[.H2:.H26])" office:value-type="float" office:value="0.00723585031851662" calcext:value-type="float">
            <text:p>0,007235850318517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estabilidade</text:p>
          </table:table-cell>
          <table:table-cell table:style-name="ce5" table:formula="of:=[.H28]/[.H27]" office:value-type="float" office:value="0.0556184340048454" calcext:value-type="float">
            <text:p>0,055618434004845</text:p>
          </table:table-cell>
          <table:table-cell office:value-type="string" calcext:value-type="string">
            <text:p>&lt; controle &lt;0.15</text:p>
          </table:table-cell>
          <table:table-cell table:number-columns-repeated="8"/>
        </table:table-row>
        <table:table-row table:style-name="ro1" table:number-rows-repeated="104">
          <table:table-cell table:style-name="Default"/>
          <table:table-cell table:number-columns-repeated="16"/>
        </table:table-row>
        <table:table-row table:style-name="ro1" table:number-rows-repeated="10484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1:04:49.262359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6T22:41:58.733402522</dc:date>
    <meta:editing-duration>P2DT7H42M9S</meta:editing-duration>
    <meta:editing-cycles>38</meta:editing-cycles>
    <meta:generator>LibreOffice/6.4.7.2$Linux_X86_64 LibreOffice_project/40$Build-2</meta:generator>
    <meta:document-statistic meta:table-count="1" meta:cell-count="216" meta:object-count="0"/>
  </office:meta>
</office:document-meta>
</file>